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Light" svg:font-family="'DejaVu Sans Light'" style:font-family-generic="swiss"/>
    <style:font-face style:name="Liberation Sans1" svg:font-family="'Liberation Sans'" style:font-family-generic="swiss"/>
    <style:font-face style:name="LM Roman 10" svg:font-family="'LM Roman 10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1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6.862cm" fo:min-width="24.392cm"/>
    </style:style>
    <style:style style:name="gr2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3.306cm" fo:min-width="24.392cm"/>
    </style:style>
    <style:style style:name="gr3" style:family="graphic" style:parent-style-name="standard">
      <style:graphic-properties svg:stroke-color="#000000" draw:fill-color="#ffffff" draw:opacity="38%" draw:textarea-horizontal-align="justify" draw:textarea-vertical-align="middle" draw:auto-grow-height="false" fo:min-height="3.814cm" fo:min-width="0.643cm"/>
    </style:style>
    <style:style style:name="gr4" style:family="graphic" style:parent-style-name="objectwithoutfill">
      <style:graphic-properties draw:marker-end="" draw:marker-end-width="0.3cm" draw:fill="none" draw:textarea-vertical-align="middle"/>
    </style:style>
    <style:style style:name="gr5" style:family="graphic" style:parent-style-name="objectwithoutfill">
      <style:graphic-properties svg:stroke-width="0.053cm" svg:stroke-color="#0066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.2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.2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.219cm"/>
    </style:style>
    <style:style style:name="gr9" style:family="graphic" style:parent-style-name="objectwithoutfill">
      <style:graphic-properties svg:stroke-width="0.035cm" svg:stroke-color="#0000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53cm" svg:stroke-color="#0000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0.2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0.256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svg:stroke-width="0.053cm" svg:stroke-color="#ff66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0.31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0.236cm"/>
    </style:style>
    <style:style style:name="gr18" style:family="graphic" style:parent-style-name="objectwithoutfill">
      <style:graphic-properties svg:stroke-width="0.053cm" svg:stroke-color="#ce181e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0000ff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0.143cm"/>
    </style:style>
    <style:style style:name="gr22" style:family="graphic" style:parent-style-name="objectwithoutfill">
      <style:graphic-properties svg:stroke-width="0.053cm" svg:stroke-color="#00cc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svg:stroke-color="#ce181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ffff" draw:opacity="38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0000ff" fo:font-size="10pt" fo:font-style="italic" style:font-size-asian="10pt" style:font-style-asian="italic" style:font-size-complex="10pt" style:font-style-complex="italic"/>
    </style:style>
    <style:style style:name="P5" style:family="paragraph">
      <loext:graphic-properties draw:fill="none" draw:fill-color="#ffffff"/>
      <style:text-properties fo:color="#0000ff" style:font-name="DejaVu Sans Light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6" style:family="paragraph">
      <style:text-properties fo:color="#00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7" style:family="paragraph">
      <loext:graphic-properties draw:fill="none" draw:fill-color="#ffffff"/>
      <style:text-properties fo:color="#000000" style:font-name="DejaVu Sans Light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8" style:family="paragraph">
      <style:text-properties fo:color="#006600" fo:font-size="10pt" fo:font-style="italic" style:font-size-asian="10pt" style:font-style-asian="italic" style:font-size-complex="10pt" style:font-style-complex="italic"/>
    </style:style>
    <style:style style:name="P9" style:family="paragraph">
      <loext:graphic-properties draw:fill="none" draw:fill-color="#ffffff"/>
      <style:text-properties fo:color="#006600" style:font-name="LM Roman 1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0" style:family="paragraph">
      <style:text-properties fo:color="#0000ff" style:font-name="LM Roman 1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1" style:family="paragraph">
      <loext:graphic-properties draw:fill="none" draw:fill-color="#ffffff"/>
      <style:text-properties fo:color="#0000ff" style:font-name="LM Roman 1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2" style:family="paragraph">
      <style:text-properties fo:color="#006600" style:font-name="LM Roman 1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3" style:family="paragraph">
      <loext:graphic-properties draw:fill="none" draw:fill-color="#ffffff"/>
      <style:text-properties fo:color="#006600" style:font-name="LM Roman 1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4" style:family="paragraph">
      <style:text-properties fo:color="#ff6600" style:font-name="LM Roman 1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5" style:family="paragraph">
      <loext:graphic-properties draw:fill="none" draw:fill-color="#ffffff"/>
      <style:text-properties fo:color="#ff6600" style:font-name="LM Roman 1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6" style:family="paragraph">
      <style:text-properties fo:color="#000000" style:font-name="LM Roman 1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7" style:family="paragraph">
      <loext:graphic-properties draw:fill="none" draw:fill-color="#ffffff"/>
      <style:text-properties fo:color="#000000" style:font-name="LM Roman 1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8" style:family="paragraph">
      <style:text-properties fo:color="#ce181e" style:font-name="LM Roman 1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9" style:family="paragraph">
      <loext:graphic-properties draw:fill="none" draw:fill-color="#ffffff"/>
      <style:text-properties fo:color="#ce181e" style:font-name="LM Roman 1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0" style:family="paragraph">
      <style:text-properties fo:color="#00ccff" style:font-name="LM Roman 1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1" style:family="paragraph">
      <loext:graphic-properties draw:fill="none" draw:fill-color="#ffffff"/>
      <style:text-properties fo:color="#00ccff" style:font-name="LM Roman 1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2" style:family="paragraph">
      <loext:graphic-properties draw:fill-color="#ffffff"/>
    </style:style>
    <style:style style:name="T1" style:family="text">
      <style:text-properties fo:color="#0000ff" style:font-name="DejaVu Sans Light1" fo:font-size="10pt" fo:font-style="italic" fo:font-weight="bold" style:font-name-asian="Liberation Sans1" style:font-size-asian="10pt" style:font-style-asian="italic" style:font-weight-asian="bold" style:font-name-complex="Liberation Sans1" style:font-size-complex="10pt" style:font-style-complex="italic" style:font-weight-complex="bold"/>
    </style:style>
    <style:style style:name="T2" style:family="text">
      <style:text-properties fo:color="#000000" style:font-name="DejaVu Sans Light" fo:font-size="10pt" fo:font-style="italic" fo:font-weight="bold" style:font-name-asian="DejaVu Sans Light" style:font-size-asian="10pt" style:font-style-asian="italic" style:font-weight-asian="bold" style:font-name-complex="DejaVu Sans Light" style:font-size-complex="10pt" style:font-style-complex="italic" style:font-weight-complex="bold"/>
    </style:style>
    <style:style style:name="T3" style:family="text">
      <style:text-properties fo:color="#006600" style:font-name="DejaVu Sans Light" fo:font-size="10pt" fo:font-style="italic" fo:font-weight="bold" style:font-name-asian="DejaVu Sans Light" style:font-size-asian="10pt" style:font-style-asian="italic" style:font-weight-asian="bold" style:font-name-complex="DejaVu Sans Light" style:font-size-complex="10pt" style:font-style-complex="italic" style:font-weight-complex="bold"/>
    </style:style>
    <style:style style:name="T4" style:family="text">
      <style:text-properties fo:color="#0000ff" style:font-name="LM Roman 10" fo:font-size="14pt" fo:font-style="italic" fo:font-weight="bold" style:font-name-asian="DejaVu Sans Light" style:font-size-asian="14pt" style:font-style-asian="italic" style:font-weight-asian="bold" style:font-name-complex="DejaVu Sans Light" style:font-size-complex="14pt" style:font-style-complex="italic" style:font-weight-complex="bold"/>
    </style:style>
    <style:style style:name="T5" style:family="text">
      <style:text-properties fo:color="#006600" style:font-name="LM Roman 10" fo:font-size="14pt" fo:font-style="italic" fo:font-weight="bold" style:font-name-asian="DejaVu Sans Light" style:font-size-asian="14pt" style:font-style-asian="italic" style:font-weight-asian="bold" style:font-name-complex="DejaVu Sans Light" style:font-size-complex="14pt" style:font-style-complex="italic" style:font-weight-complex="bold"/>
    </style:style>
    <style:style style:name="T6" style:family="text">
      <style:text-properties fo:color="#ff6600" style:font-name="LM Roman 10" fo:font-size="14pt" fo:font-style="italic" fo:font-weight="bold" style:font-name-asian="DejaVu Sans Light" style:font-size-asian="14pt" style:font-style-asian="italic" style:font-weight-asian="bold" style:font-name-complex="DejaVu Sans Light" style:font-size-complex="14pt" style:font-style-complex="italic" style:font-weight-complex="bold"/>
    </style:style>
    <style:style style:name="T7" style:family="text">
      <style:text-properties fo:color="#000000" style:font-name="LM Roman 10" fo:font-size="14pt" fo:font-style="italic" fo:font-weight="bold" style:font-name-asian="DejaVu Sans Light" style:font-size-asian="14pt" style:font-style-asian="italic" style:font-weight-asian="bold" style:font-name-complex="DejaVu Sans Light" style:font-size-complex="14pt" style:font-style-complex="italic" style:font-weight-complex="bold"/>
    </style:style>
    <style:style style:name="T8" style:family="text">
      <style:text-properties fo:color="#ce181e" style:font-name="LM Roman 10" fo:font-size="14pt" fo:font-style="italic" fo:font-weight="bold" style:font-name-asian="DejaVu Sans Light" style:font-size-asian="14pt" style:font-style-asian="italic" style:font-weight-asian="bold" style:font-name-complex="DejaVu Sans Light" style:font-size-complex="14pt" style:font-style-complex="italic" style:font-weight-complex="bold"/>
    </style:style>
    <style:style style:name="T9" style:family="text">
      <style:text-properties fo:color="#00ccff" style:font-name="LM Roman 10" fo:font-size="14pt" fo:font-style="italic" fo:font-weight="bold" style:font-name-asian="DejaVu Sans Light" style:font-size-asian="14pt" style:font-style-asian="italic" style:font-weight-asian="bold" style:font-name-complex="DejaVu Sans Light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4.892cm" svg:height="7.112cm" svg:x="1.269cm" svg:y="4.3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4.892cm" svg:height="3.556cm" svg:x="1.269cm" svg:y="7.8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85cm" svg:height="12.192cm" draw:transform="skewX (0.000174532925199432) rotate (0.552222175331006) translate (9.418cm 2.26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10.395cm" svg:y1="1.675cm" svg:x2="16.785cm" svg:y2="12.047cm">
          <text:p/>
        </draw:line>
        <draw:line draw:style-name="gr5" draw:text-style-name="P3" draw:layer="layout" svg:x1="10.393cm" svg:y1="1.67cm" svg:x2="10.393cm" svg:y2="7.873cm">
          <text:p/>
        </draw:line>
        <draw:frame draw:style-name="gr6" draw:text-style-name="P5" draw:layer="layout" svg:width="0.735cm" svg:height="0.662cm" svg:x="11.241cm" svg:y="1.725cm">
          <draw:text-box>
            <text:p text:style-name="P4"><text:span text:style-name="T1">α</text:span></text:p>
          </draw:text-box>
        </draw:frame>
        <draw:frame draw:style-name="gr7" draw:text-style-name="P7" draw:layer="layout" svg:width="0.718cm" svg:height="0.662cm" svg:x="10.129cm" svg:y="2.082cm">
          <draw:text-box>
            <text:p text:style-name="P6"><text:span text:style-name="T2">δ</text:span></text:p>
          </draw:text-box>
        </draw:frame>
        <draw:frame draw:style-name="gr8" draw:text-style-name="P9" draw:layer="layout" svg:width="0.726cm" svg:height="0.662cm" svg:x="15.583cm" svg:y="10.916cm">
          <draw:text-box>
            <text:p text:style-name="P8"><text:span text:style-name="T3">β</text:span></text:p>
          </draw:text-box>
        </draw:frame>
        <draw:line draw:style-name="gr9" draw:text-style-name="P3" draw:layer="layout" svg:x1="11.491cm" svg:y1="2.168cm" svg:x2="11.056cm" svg:y2="2.676cm">
          <text:p/>
        </draw:line>
        <draw:line draw:style-name="gr10" draw:text-style-name="P3" draw:layer="layout" svg:x1="10.393cm" svg:y1="7.873cm" svg:x2="10.413cm" svg:y2="11.43cm">
          <text:p/>
        </draw:line>
        <draw:frame draw:style-name="gr11" draw:text-style-name="P11" draw:layer="layout" svg:width="0.794cm" svg:height="0.971cm" svg:x="9.651cm" svg:y="9.243cm">
          <draw:text-box>
            <text:p text:style-name="P10"><text:span text:style-name="T4">h</text:span></text:p>
          </draw:text-box>
        </draw:frame>
        <draw:frame draw:style-name="gr12" draw:text-style-name="P13" draw:layer="layout" svg:width="0.764cm" svg:height="0.971cm" svg:x="9.652cm" svg:y="5.444cm">
          <draw:text-box>
            <text:p text:style-name="P12"><text:span text:style-name="T5">k</text:span></text:p>
          </draw:text-box>
        </draw:frame>
        <draw:line draw:style-name="gr13" draw:text-style-name="P3" draw:layer="layout" svg:x1="10.413cm" svg:y1="7.873cm" svg:x2="15.076cm" svg:y2="7.873cm">
          <text:p/>
        </draw:line>
        <draw:line draw:style-name="gr14" draw:text-style-name="P3" draw:layer="layout" svg:x1="10.414cm" svg:y1="7.873cm" svg:x2="13.461cm" svg:y2="7.873cm">
          <text:p/>
        </draw:line>
        <draw:line draw:style-name="gr5" draw:text-style-name="P3" draw:layer="layout" svg:x1="13.461cm" svg:y1="7.897cm" svg:x2="15.077cm" svg:y2="7.897cm">
          <text:p/>
        </draw:line>
        <draw:line draw:style-name="gr15" draw:text-style-name="P3" draw:layer="layout" svg:x1="13.447cm" svg:y1="7.854cm" svg:x2="14.223cm" svg:y2="7.854cm">
          <text:p/>
        </draw:line>
        <draw:frame draw:style-name="gr11" draw:text-style-name="P13" draw:layer="layout" svg:width="0.794cm" svg:height="0.971cm" svg:x="14.385cm" svg:y="7.632cm">
          <draw:text-box>
            <text:p text:style-name="P12"><text:span text:style-name="T5">d</text:span></text:p>
          </draw:text-box>
        </draw:frame>
        <draw:frame draw:style-name="gr16" draw:text-style-name="P15" draw:layer="layout" svg:width="0.824cm" svg:height="0.971cm" svg:x="11.475cm" svg:y="7.086cm">
          <draw:text-box>
            <text:p text:style-name="P14"><text:span text:style-name="T6">n</text:span></text:p>
          </draw:text-box>
        </draw:frame>
        <draw:frame draw:style-name="gr17" draw:text-style-name="P17" draw:layer="layout" svg:width="0.743cm" svg:height="0.971cm" svg:x="13.375cm" svg:y="7.082cm">
          <draw:text-box>
            <text:p text:style-name="P16"><text:span text:style-name="T7">s</text:span></text:p>
          </draw:text-box>
        </draw:frame>
        <draw:line draw:style-name="gr18" draw:text-style-name="P3" draw:layer="layout" svg:x1="10.395cm" svg:y1="1.675cm" svg:x2="14.223cm" svg:y2="7.854cm">
          <text:p/>
        </draw:line>
        <draw:line draw:style-name="gr19" draw:text-style-name="P3" draw:layer="layout" svg:x1="14.223cm" svg:y1="7.873cm" svg:x2="16.404cm" svg:y2="11.429cm">
          <text:p/>
        </draw:line>
        <draw:line draw:style-name="gr20" draw:text-style-name="P3" draw:layer="layout" svg:x1="16.404cm" svg:y1="11.429cm" svg:x2="16.785cm" svg:y2="12.047cm">
          <text:p/>
        </draw:line>
        <draw:frame draw:style-name="gr21" draw:text-style-name="P11" draw:layer="layout" svg:width="0.65cm" svg:height="0.971cm" svg:x="15.495cm" svg:y="9.466cm">
          <draw:text-box>
            <text:p text:style-name="P10"><text:span text:style-name="T4">l</text:span></text:p>
          </draw:text-box>
        </draw:frame>
        <draw:frame draw:style-name="gr21" draw:text-style-name="P11" draw:layer="layout" svg:width="0.65cm" svg:height="0.971cm" svg:x="15.495cm" svg:y="9.467cm">
          <draw:text-box>
            <text:p text:style-name="P10"><text:span text:style-name="T4">l</text:span></text:p>
          </draw:text-box>
        </draw:frame>
        <draw:frame draw:style-name="gr12" draw:text-style-name="P17" draw:layer="layout" svg:width="0.764cm" svg:height="0.971cm" svg:x="16.001cm" svg:y="11.333cm">
          <draw:text-box>
            <text:p text:style-name="P16"><text:span text:style-name="T7">b</text:span></text:p>
          </draw:text-box>
        </draw:frame>
        <draw:frame draw:style-name="gr11" draw:text-style-name="P19" draw:layer="layout" svg:width="0.794cm" svg:height="0.971cm" svg:x="12.953cm" svg:y="5.378cm">
          <draw:text-box>
            <text:p text:style-name="P18"><text:span text:style-name="T8">a</text:span></text:p>
          </draw:text-box>
        </draw:frame>
        <draw:line draw:style-name="gr9" draw:text-style-name="P3" draw:layer="layout" svg:x1="11.491cm" svg:y1="2.168cm" svg:x2="11.175cm" svg:y2="3.166cm">
          <text:p/>
        </draw:line>
        <draw:frame draw:style-name="gr12" draw:text-style-name="P17" draw:layer="layout" svg:width="0.764cm" svg:height="0.971cm" svg:x="16.001cm" svg:y="11.334cm">
          <draw:text-box>
            <text:p text:style-name="P16"><text:span text:style-name="T7">b</text:span></text:p>
          </draw:text-box>
        </draw:frame>
        <draw:line draw:style-name="gr22" draw:text-style-name="P3" draw:layer="layout" svg:x1="14.223cm" svg:y1="7.854cm" svg:x2="15.077cm" svg:y2="7.852cm">
          <text:p/>
        </draw:line>
        <draw:frame draw:style-name="gr11" draw:text-style-name="P21" draw:layer="layout" svg:width="0.794cm" svg:height="0.971cm" svg:x="14.167cm" svg:y="7.01cm">
          <draw:text-box>
            <text:p text:style-name="P20"><text:span text:style-name="T9">p</text:span></text:p>
          </draw:text-box>
        </draw:frame>
        <draw:line draw:style-name="gr23" draw:text-style-name="P3" draw:layer="layout" svg:x1="16.404cm" svg:y1="11.429cm" svg:x2="17.723cm" svg:y2="11.428cm">
          <text:p/>
        </draw:line>
        <draw:frame draw:style-name="gr11" draw:text-style-name="P19" draw:layer="layout" svg:width="0.794cm" svg:height="0.971cm" svg:x="16.71cm" svg:y="10.563cm">
          <draw:text-box>
            <text:p text:style-name="P18"><text:span text:style-name="T8">f</text:span></text:p>
          </draw:text-box>
        </draw:frame>
        <presentation:notes draw:style-name="dp2">
          <draw:page-thumbnail draw:style-name="gr24" draw:layer="layout" svg:width="18.624cm" svg:height="10.476cm" svg:x="1.482cm" svg:y="2.123cm" draw:page-number="1" presentation:class="page"/>
          <draw:frame presentation:style-name="pr1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Light" svg:font-family="'DejaVu Sans Light'" style:font-family-generic="swiss"/>
    <style:font-face style:name="Liberation Sans1" svg:font-family="'Liberation Sans'" style:font-family-generic="swiss"/>
    <style:font-face style:name="LM Roman 10" svg:font-family="'LM Roman 10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1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draw:frame presentation:style-name="Default-title" draw:layer="backgroundobjects" svg:width="25.199cm" svg:height="2.629cm" svg:x="1.399cm" svg:y="0.627cm" presentation:class="title" presentation:placeholder="true">
        <draw:text-box/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9T10:18:30.077935635</meta:creation-date>
    <dc:date>2018-06-29T11:37:24.653246632</dc:date>
    <meta:editing-duration>PT57M9S</meta:editing-duration>
    <meta:editing-cycles>12</meta:editing-cycles>
    <meta:generator>LibreOffice/6.0.4.2$Linux_X86_64 LibreOffice_project/00m0$Build-2</meta:generator>
    <meta:document-statistic meta:object-count="55"/>
  </office:meta>
</office:document-meta>
</file>